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2.1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style:paragraph-properties fo:margin-left="1.1cm" fo:margin-right="0cm" fo:text-indent="0cm" style:text-autospace="none"/>
    </style:style>
    <style:style style:name="P3" style:family="paragraph">
      <style:paragraph-properties fo:margin-left="1.2cm" fo:margin-right="0cm" fo:text-indent="0cm" style:text-autospace="none"/>
    </style:style>
    <style:style style:name="P4" style:family="paragraph">
      <style:paragraph-properties style:text-autospace="none"/>
    </style:style>
    <style:style style:name="T1" style:family="text">
      <style:text-properties fo:font-size="40pt" fo:text-shadow="1pt 1pt" style:font-size-asian="40pt" style:font-size-complex="40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variant="normal" fo:text-transform="none" fo:color="#660099" style:text-outline="false" style:text-line-through-style="none" style:text-line-through-type="none" style:font-name="DejaVu Sans Mono" fo:font-size="15pt" fo:font-style="normal" fo:text-shadow="none" style:text-underline-style="none" style:letter-kerning="true" fo:background-color="transparent" style:font-name-asian="DejaVu Sans Mono" style:font-size-asian="15pt" style:font-style-asian="normal" style:font-name-complex="DejaVu Sans Mono" style:font-size-complex="15pt" style:font-style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DejaVu Sans Mono" fo:font-size="15pt" fo:font-style="normal" fo:text-shadow="none" style:text-underline-style="none" fo:font-weight="bold" style:letter-kerning="true" fo:background-color="transparent" style:font-name-asian="DejaVu Sans Mono" style:font-size-asian="15pt" style:font-style-asian="normal" style:font-weight-asian="bold" style:font-name-complex="DejaVu Sans Mono" style:font-size-complex="15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DejaVu Sans Mono" fo:font-size="15pt" fo:font-style="normal" fo:text-shadow="none" style:text-underline-style="none" style:letter-kerning="true" fo:background-color="transparent" style:font-name-asian="DejaVu Sans Mono" style:font-size-asian="15pt" style:font-style-asian="normal" style:font-name-complex="DejaVu Sans Mono" style:font-size-complex="15pt" style:font-style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8080" style:text-outline="false" style:text-line-through-style="none" style:text-line-through-type="none" style:font-name="DejaVu Sans Mono" fo:font-size="15pt" fo:font-style="normal" fo:text-shadow="none" style:text-underline-style="none" fo:font-weight="bold" style:letter-kerning="true" fo:background-color="transparent" style:font-name-asian="DejaVu Sans Mono" style:font-size-asian="15pt" style:font-style-asian="normal" style:font-weight-asian="bold" style:font-name-complex="DejaVu Sans Mono" style:font-size-complex="15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DejaVu Sans Mono" fo:font-size="15pt" fo:font-style="normal" fo:text-shadow="none" style:text-underline-style="none" fo:font-weight="normal" style:letter-kerning="true" fo:background-color="transparent" style:font-name-asian="DejaVu Sans Mono" style:font-size-asian="15pt" style:font-style-asian="normal" style:font-weight-asian="normal" style:font-name-complex="DejaVu Sans Mono" style:font-size-complex="15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Liberation Mono" fo:font-size="20pt" style:font-size-asian="20pt" style:font-size-complex="20pt"/>
    </style:style>
    <style:style style:name="T10" style:family="text">
      <style:text-properties fo:color="#ed1c24" style:font-name="Liberation Mono" fo:font-size="20pt" style:font-size-asian="20pt" style:font-size-complex="20pt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DejaVu Sans Mono" fo:font-size="14pt" fo:text-shadow="none" style:text-underline-style="none" fo:font-weight="bold" style:letter-kerning="true" fo:background-color="transparent" style:font-name-asian="DejaVu Sans Mono" style:font-size-asian="14pt" style:font-weight-asian="bold" style:font-name-complex="DejaVu Sans Mono" style:font-size-complex="14pt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990000" style:text-outline="false" style:text-line-through-style="none" style:text-line-through-type="none" style:font-name="DejaVu Sans Mono" fo:font-size="14pt" fo:text-shadow="none" style:text-underline-style="none" fo:font-weight="bold" style:letter-kerning="true" fo:background-color="transparent" style:font-name-asian="DejaVu Sans Mono" style:font-size-asian="14pt" style:font-weight-asian="bold" style:font-name-complex="DejaVu Sans Mono" style:font-size-complex="14pt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DejaVu Sans Mono" fo:font-size="14pt" fo:text-shadow="none" style:text-underline-style="none" style:letter-kerning="true" fo:background-color="transparent" style:font-name-asian="DejaVu Sans Mono" style:font-size-asian="14pt" style:font-name-complex="DejaVu Sans Mono" style:font-size-complex="14pt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999988" style:text-outline="false" style:text-line-through-style="none" style:text-line-through-type="none" style:font-name="DejaVu Sans Mono" fo:font-size="14pt" fo:font-style="italic" fo:text-shadow="none" style:text-underline-style="none" style:letter-kerning="true" fo:background-color="transparent" style:font-name-asian="DejaVu Sans Mono" style:font-size-asian="14pt" style:font-style-asian="italic" style:font-name-complex="DejaVu Sans Mono" style:font-size-complex="14pt" style:font-style-complex="italic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DejaVu Sans Mono" fo:font-size="14pt" fo:font-style="normal" fo:text-shadow="none" style:text-underline-style="none" fo:font-weight="bold" style:letter-kerning="true" fo:background-color="transparent" style:font-name-asian="DejaVu Sans Mono" style:font-size-asian="14pt" style:font-style-asian="normal" style:font-weight-asian="bold" style:font-name-complex="DejaVu Sans Mono" style:font-size-complex="14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DejaVu Sans Mono" fo:font-size="14pt" fo:font-style="normal" fo:text-shadow="none" style:text-underline-style="none" style:letter-kerning="true" fo:background-color="transparent" style:font-name-asian="DejaVu Sans Mono" style:font-size-asian="14pt" style:font-style-asian="normal" style:font-name-complex="DejaVu Sans Mono" style:font-size-complex="14pt" style:font-style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9999" style:text-outline="false" style:text-line-through-style="none" style:text-line-through-type="none" style:font-name="DejaVu Sans Mono" fo:font-size="14pt" fo:font-style="normal" fo:text-shadow="none" style:text-underline-style="none" style:letter-kerning="true" fo:background-color="transparent" style:font-name-asian="DejaVu Sans Mono" style:font-size-asian="14pt" style:font-style-asian="normal" style:font-name-complex="DejaVu Sans Mono" style:font-size-complex="14pt" style:font-style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86b3" style:text-outline="false" style:text-line-through-style="none" style:text-line-through-type="none" style:font-name="DejaVu Sans Mono" fo:font-size="14pt" fo:font-style="normal" fo:text-shadow="none" style:text-underline-style="none" style:letter-kerning="true" fo:background-color="transparent" style:font-name-asian="DejaVu Sans Mono" style:font-size-asian="14pt" style:font-style-asian="normal" style:font-name-complex="DejaVu Sans Mono" style:font-size-complex="14pt" style:font-style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9999" style:text-outline="false" style:text-line-through-style="none" style:text-line-through-type="none" style:font-name="DejaVu Sans Mono" fo:font-size="14pt" fo:font-style="normal" fo:text-shadow="none" style:text-underline-style="none" fo:font-weight="normal" style:letter-kerning="true" fo:background-color="transparent" style:font-name-asian="DejaVu Sans Mono" style:font-size-asian="14pt" style:font-style-asian="normal" style:font-weight-asian="normal" style:font-name-complex="DejaVu Sans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DejaVu Sans Mono" fo:font-size="12pt" fo:text-shadow="none" style:text-underline-style="none" fo:font-weight="bold" style:letter-kerning="true" fo:background-color="transparent" style:font-name-asian="DejaVu Sans Mono" style:font-size-asian="12pt" style:font-weight-asian="bold" style:font-name-complex="DejaVu Sans Mono" style:font-size-complex="12pt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font-name="DejaVu Sans Mono" fo:font-size="12pt" fo:text-shadow="none" style:text-underline-style="none" style:letter-kerning="true" fo:background-color="transparent" style:font-name-asian="DejaVu Sans Mono" style:font-size-asian="12pt" style:font-name-complex="DejaVu Sans Mono" style:font-size-complex="12pt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990000" style:text-outline="false" style:text-line-through-style="none" style:text-line-through-type="none" style:font-name="DejaVu Sans Mono" fo:font-size="12pt" fo:text-shadow="none" style:text-underline-style="none" fo:font-weight="bold" style:letter-kerning="true" fo:background-color="transparent" style:font-name-asian="DejaVu Sans Mono" style:font-size-asian="12pt" style:font-weight-asian="bold" style:font-name-complex="DejaVu Sans Mono" style:font-size-complex="12pt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font-name="DejaVu Sans Mono" fo:font-size="12pt" fo:font-style="italic" fo:text-shadow="none" style:text-underline-style="none" style:letter-kerning="true" fo:background-color="transparent" style:font-name-asian="DejaVu Sans Mono" style:font-size-asian="12pt" style:font-style-asian="italic" style:font-name-complex="DejaVu Sans Mono" style:font-size-complex="12pt" style:font-style-complex="italic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999988" style:text-outline="false" style:text-line-through-style="none" style:text-line-through-type="none" style:font-name="DejaVu Sans Mono" fo:font-size="12pt" fo:font-style="italic" fo:text-shadow="none" style:text-underline-style="none" style:letter-kerning="true" fo:background-color="transparent" style:font-name-asian="DejaVu Sans Mono" style:font-size-asian="12pt" style:font-style-asian="italic" style:font-name-complex="DejaVu Sans Mono" style:font-size-complex="12pt" style:font-style-complex="italic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8080" style:text-outline="false" style:text-line-through-style="none" style:text-line-through-type="none" style:font-name="DejaVu Sans Mono" fo:font-size="12pt" fo:text-shadow="none" style:text-underline-style="none" fo:font-weight="bold" style:letter-kerning="true" fo:background-color="transparent" style:font-name-asian="DejaVu Sans Mono" style:font-size-asian="12pt" style:font-weight-asian="bold" style:font-name-complex="DejaVu Sans Mono" style:font-size-complex="12pt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660099" style:text-outline="false" style:text-line-through-style="none" style:text-line-through-type="none" style:font-name="DejaVu Sans Mono" fo:font-size="12pt" fo:text-shadow="none" style:text-underline-style="none" style:letter-kerning="true" fo:background-color="transparent" style:font-name-asian="DejaVu Sans Mono" style:font-size-asian="12pt" style:font-name-complex="DejaVu Sans Mono" style:font-size-complex="12pt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86b3" style:text-outline="false" style:text-line-through-style="none" style:text-line-through-type="none" style:font-name="DejaVu Sans Mono" fo:font-size="12pt" fo:text-shadow="none" style:text-underline-style="none" style:letter-kerning="true" fo:background-color="transparent" style:font-name-asian="DejaVu Sans Mono" style:font-size-asian="12pt" style:font-name-complex="DejaVu Sans Mono" style:font-size-complex="12pt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font-name="DejaVu Sans Mono" fo:font-size="12pt" fo:font-style="normal" fo:text-shadow="none" style:text-underline-style="none" fo:font-weight="bold" style:letter-kerning="true" fo:background-color="transparent" style:font-name-asian="DejaVu Sans Mono" style:font-size-asian="12pt" style:font-style-asian="normal" style:font-weight-asian="bold" style:font-name-complex="DejaVu Sans Mono" style:font-size-complex="12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font-name="DejaVu Sans Mono" fo:font-size="12pt" fo:font-style="normal" fo:text-shadow="none" style:text-underline-style="none" style:letter-kerning="true" fo:background-color="transparent" style:font-name-asian="DejaVu Sans Mono" style:font-size-asian="12pt" style:font-style-asian="normal" style:font-name-complex="DejaVu Sans Mono" style:font-size-complex="12pt" style:font-style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9999" style:text-outline="false" style:text-line-through-style="none" style:text-line-through-type="none" style:font-name="DejaVu Sans Mono" fo:font-size="12pt" fo:font-style="normal" fo:text-shadow="none" style:text-underline-style="none" style:letter-kerning="true" fo:background-color="transparent" style:font-name-asian="DejaVu Sans Mono" style:font-size-asian="12pt" style:font-style-asian="normal" style:font-name-complex="DejaVu Sans Mono" style:font-size-complex="12pt" style:font-style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86b3" style:text-outline="false" style:text-line-through-style="none" style:text-line-through-type="none" style:font-name="DejaVu Sans Mono" fo:font-size="12pt" fo:font-style="normal" fo:text-shadow="none" style:text-underline-style="none" style:letter-kerning="true" fo:background-color="transparent" style:font-name-asian="DejaVu Sans Mono" style:font-size-asian="12pt" style:font-style-asian="normal" style:font-name-complex="DejaVu Sans Mono" style:font-size-complex="12pt" style:font-style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8080" style:text-outline="false" style:text-line-through-style="none" style:text-line-through-type="none" style:font-name="DejaVu Sans Mono" fo:font-size="12pt" fo:font-style="normal" fo:text-shadow="none" style:text-underline-style="none" fo:font-weight="bold" style:letter-kerning="true" fo:background-color="transparent" style:font-name-asian="DejaVu Sans Mono" style:font-size-asian="12pt" style:font-style-asian="normal" style:font-weight-asian="bold" style:font-name-complex="DejaVu Sans Mono" style:font-size-complex="12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font-name="DejaVu Sans Mono" fo:font-size="12pt" fo:font-style="normal" fo:text-shadow="none" style:text-underline-style="none" fo:font-weight="normal" style:letter-kerning="true" fo:background-color="transparent" style:font-name-asian="DejaVu Sans Mono" style:font-size-asian="12pt" style:font-style-asian="normal" style:font-weight-asian="normal" style:font-name-complex="DejaVu Sans Mono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eter Reutemann</presentation:footer-decl>
      <presentation:date-time-decl presentation:name="dtd1" presentation:source="fixed">2019-11-11</presentation:date-time-decl>
      <draw:page draw:name="page1" draw:style-name="dp1" draw:master-page-name="Default" presentation:presentation-page-layout-name="AL1T32" presentation:use-footer-name="ftr1" presentation:use-date-time-name="dtd1">
        <draw:frame presentation:style-name="pr1" draw:text-style-name="P1" draw:layer="layout" svg:width="25.199cm" svg:height="12.19cm" svg:x="1.4cm" svg:y="0.628cm" presentation:class="subtitle">
          <draw:text-box>
            <text:p><text:span text:style-name="T1">Console scripts</text:span></text:p>
            <text:p/>
            <text:p><text:span text:style-name="T2">Or: How to execute your scripts in a terminal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2.629cm" svg:x="1.4cm" svg:y="0.628cm" presentation:class="title">
          <draw:text-box>
            <text:p>Setup tool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“setup.py” defines requirements, packages, etc</text:p>
              </text:list-item>
              <text:list-item>
                <text:p>See previous talk</text:p>
                <text:list>
                  <text:list-header>
                    <text:p><text:span text:style-name="T3"><text:a xlink:href="https://github.com/HamPUG/meetings/tree/master/2018/2018-02-12/setuptools_pypi_mkdocs" xlink:type="simple">https://github.com/HamPUG/meetings/tree/master/2018/2018-02-12/setuptools_pypi_mkdocs</text:a></text:span></text:p>
                  </text:list-header>
                </text:list>
              </text:list-item>
              <text:list-item>
                <text:p>We are using the “console_scripts” entry point</text:p>
                <text:list>
                  <text:list-header>
                    <text:p><text:span text:style-name="T3"><text:a xlink:href="https://python-packaging.readthedocs.io/en/latest/command-line-scripts.html#the-console-scripts-entry-point" xlink:type="simple">https://python-packaging.readthedocs.io/en/latest/command-line-scripts.html#the-console-scripts-entry-point</text:a>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2.629cm" svg:x="1.4cm" svg:y="0.628cm" presentation:class="title">
          <draw:text-box>
            <text:p>setup.py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Add “entry_points” section:</text:p>
              </text:list-item>
            </text:list>
            <text:p text:style-name="P2"><text:span text:style-name="T4">entry_points</text:span><text:span text:style-name="T5">=</text:span><text:span text:style-name="T6">{</text:span><text:span text:style-name="T6"><text:line-break/></text:span><text:span text:style-name="T6"> <text:s text:c="3"/></text:span><text:span text:style-name="T7">"console_scripts"</text:span><text:span text:style-name="T5">: </text:span><text:span text:style-name="T6">[</text:span><text:span text:style-name="T6"><text:line-break/></text:span><text:span text:style-name="T6"> <text:s text:c="7"/></text:span><text:span text:style-name="T7">"msdp-hello=msdp.hello:sys_main"</text:span><text:span text:style-name="T8">,</text:span><text:span text:style-name="T8"><text:line-break/></text:span><text:span text:style-name="T8"> <text:s text:c="3"/>]</text:span><text:span text:style-name="T8"><text:line-break/></text:span><text:span text:style-name="T8">}</text:span></text:p>
            <text:list text:continue-numbering="true" text:style-name="L3">
              <text:list-item>
                <text:p>Format:</text:p>
                <text:list>
                  <text:list-header>
                    <text:p><text:span text:style-name="T9">script_name</text:span><text:span text:style-name="T10">=</text:span><text:span text:style-name="T9">package</text:span><text:span text:style-name="T10">.</text:span><text:span text:style-name="T9">module</text:span><text:span text:style-name="T10">:</text:span><text:span text:style-name="T9">method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2.629cm" svg:x="1.4cm" svg:y="0.628cm" presentation:class="title">
          <draw:text-box>
            <text:p>Method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Must return an int, to be used as exit code</text:p>
              </text:list-item>
              <text:list-item>
                <text:p>Calls the same method that “__main__” uses</text:p>
              </text:list-item>
              <text:list-item>
                <text:p>Example:</text:p>
              </text:list-item>
            </text:list>
            <text:p text:style-name="P3"><text:span text:style-name="T11">def </text:span><text:span text:style-name="T12">sys_main</text:span><text:span text:style-name="T13">()</text:span><text:span text:style-name="T11">:</text:span><text:span text:style-name="T11"><text:line-break/></text:span><text:span text:style-name="T14"> <text:s text:c="3"/></text:span><text:span text:style-name="T15">try:</text:span><text:span text:style-name="T15"><text:line-break/></text:span><text:span text:style-name="T15"> <text:s text:c="7"/></text:span><text:span text:style-name="T16">main() <text:s/># actual method doing the arg parsing/work</text:span><text:span text:style-name="T16"><text:line-break/></text:span><text:span text:style-name="T16"> <text:s text:c="7"/></text:span><text:span text:style-name="T15">return </text:span><text:span text:style-name="T17">0</text:span><text:span text:style-name="T17"><text:line-break/></text:span><text:span text:style-name="T17"> <text:s text:c="3"/></text:span><text:span text:style-name="T15">except </text:span><text:span text:style-name="T18">Exception</text:span><text:span text:style-name="T15">:</text:span><text:span text:style-name="T15"><text:line-break/></text:span><text:span text:style-name="T16"> <text:s text:c="7"/></text:span><text:span text:style-name="T15">return </text:span><text:span text:style-name="T19">1</text:span><text:span text:style-name="T19"><text:line-break/></text:span><text:span text:style-name="T19"/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2.629cm" svg:x="1.4cm" svg:y="0.628cm" presentation:class="title">
          <draw:text-box>
            <text:p>Full code</text:p>
          </draw:text-box>
        </draw:frame>
        <draw:frame presentation:style-name="pr4" draw:layer="layout" svg:width="25.199cm" svg:height="9.134cm" svg:x="1.4cm" svg:y="3.685cm" presentation:class="outline">
          <draw:text-box>
            <text:p text:style-name="P4"><text:span text:style-name="T20">import </text:span><text:span text:style-name="T21">argparse</text:span><text:span text:style-name="T21"><text:line-break/></text:span><text:span text:style-name="T20">import </text:span><text:span text:style-name="T21">traceback</text:span><text:span text:style-name="T21"><text:line-break/></text:span><text:span text:style-name="T21"><text:line-break/></text:span><text:span text:style-name="T20">def </text:span><text:span text:style-name="T22">main</text:span><text:span text:style-name="T21">(</text:span><text:span text:style-name="T23">args</text:span><text:span text:style-name="T20">=None</text:span><text:span text:style-name="T21">)</text:span><text:span text:style-name="T20">:</text:span><text:span text:style-name="T20"><text:line-break/></text:span><text:span text:style-name="T24"> <text:s text:c="3"/></text:span><text:span text:style-name="T21">parser </text:span><text:span text:style-name="T20">= </text:span><text:span text:style-name="T21">argparse.ArgumentParser()</text:span><text:span text:style-name="T21"><text:line-break/></text:span><text:span text:style-name="T21"> <text:s text:c="3"/>parser.add_argument(</text:span><text:span text:style-name="T25">"--text"</text:span><text:span text:style-name="T21">, </text:span><text:span text:style-name="T26">help</text:span><text:span text:style-name="T20">=</text:span><text:span text:style-name="T25">"the text to output"</text:span><text:span text:style-name="T21">, </text:span><text:span text:style-name="T26">required</text:span><text:span text:style-name="T20">=True</text:span><text:span text:style-name="T21">)</text:span><text:span text:style-name="T21"><text:line-break/></text:span><text:span text:style-name="T21"> <text:s text:c="3"/>parsed </text:span><text:span text:style-name="T20">= </text:span><text:span text:style-name="T21">parser.parse_args(</text:span><text:span text:style-name="T26">args</text:span><text:span text:style-name="T20">=</text:span><text:span text:style-name="T23">args</text:span><text:span text:style-name="T21">)</text:span><text:span text:style-name="T21"><text:line-break/></text:span><text:span text:style-name="T21"> <text:s text:c="3"/></text:span><text:span text:style-name="T27">print</text:span><text:span text:style-name="T21">(parsed.text)</text:span><text:span text:style-name="T21"><text:line-break/></text:span><text:span text:style-name="T21"><text:line-break/></text:span><text:span text:style-name="T20">def </text:span><text:span text:style-name="T22">sys_main</text:span><text:span text:style-name="T21">()</text:span><text:span text:style-name="T20">:</text:span><text:span text:style-name="T20"><text:line-break/></text:span><text:span text:style-name="T24"> <text:s text:c="3"/></text:span><text:span text:style-name="T28">try:</text:span><text:span text:style-name="T28"><text:line-break/></text:span><text:span text:style-name="T28"> <text:s text:c="7"/></text:span><text:span text:style-name="T29">main()</text:span><text:span text:style-name="T29"><text:line-break/></text:span><text:span text:style-name="T29"> <text:s text:c="7"/></text:span><text:span text:style-name="T28">return </text:span><text:span text:style-name="T30">0</text:span><text:span text:style-name="T30"><text:line-break/></text:span><text:span text:style-name="T30"> <text:s text:c="3"/></text:span><text:span text:style-name="T28">except </text:span><text:span text:style-name="T31">Exception</text:span><text:span text:style-name="T28">:</text:span><text:span text:style-name="T28"><text:line-break/></text:span><text:span text:style-name="T28"> <text:s text:c="7"/></text:span><text:span text:style-name="T31">print</text:span><text:span text:style-name="T29">(traceback.format_exc())</text:span><text:span text:style-name="T29"><text:line-break/></text:span><text:span text:style-name="T29"> <text:s text:c="7"/></text:span><text:span text:style-name="T28">return </text:span><text:span text:style-name="T30">1</text:span><text:span text:style-name="T30"><text:line-break/></text:span><text:span text:style-name="T30"><text:line-break/></text:span><text:span text:style-name="T28">if </text:span><text:span text:style-name="T29">__name__ </text:span><text:span text:style-name="T28">== </text:span><text:span text:style-name="T32">'__main__'</text:span><text:span text:style-name="T28">:</text:span><text:span text:style-name="T28"><text:line-break/></text:span><text:span text:style-name="T28"> <text:s text:c="3"/></text:span><text:span text:style-name="T33">main(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2.629cm" svg:x="1.4cm" svg:y="0.628cm" presentation:class="title">
          <draw:text-box>
            <text:p>...and in ac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What happens when we install the projec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style:font-name="Liberation Sans1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0T11:15:27.209704093</meta:creation-date>
    <dc:date>2019-11-10T11:28:15.304652171</dc:date>
    <meta:editing-duration>PT12M48S</meta:editing-duration>
    <meta:editing-cycles>4</meta:editing-cycles>
    <meta:generator>LibreOffice/6.0.7.3$Linux_X86_64 LibreOffice_project/00m0$Build-3</meta:generator>
    <meta:document-statistic meta:object-count="44"/>
  </office:meta>
</office:document-meta>
</file>